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spués de una noche tranquila, Elara había conseguido dormir suficientes horas por primera vez en muchos días. Su cuerpo agradecía el descanso y, por primera vez en mucho tiempo, despertó sin la sensación de agotamiento que la había acompañado en su viaje.</text:p>
      <text:p text:style-name="Text_20_body">El amanecer trajo consigo una luz dorada que se filtraba entre las montañas, iluminando el cielo con tonos suaves de rosado y ámbar. Se incorporó lentamente, disfrutando del aire fresco y limpio de la mañana. Sentada sobre una roca plana, sacó de su mochila un par de frutas y las comió en silencio, dejando que su mente se despejara mientras revisaba el mapa.</text:p>
      <text:p text:style-name="Text_20_body">Las montañas que la rodeaban no coincidían del todo con las formaciones representadas en el papel envejecido. Buscó algún punto de referencia, pero todo parecía diferente. Sin embargo, hoy se sentía optimista. El descanso le había devuelto energías y, aunque el mapa no ofrecía respuestas claras, algo en su interior le decía que estaba cerca de descubrir algo importante.</text:p>
      <text:p text:style-name="Text_20_body">Recogió sus pertenencias, apagó los últimos restos de la fogata y continuó su camino. La senda de piedra, desgastada por el tiempo, serpenteaba entre las montañas con suaves curvas, descendiendo poco a poco. A medida que avanzaba, la vegetación escaseaba y las rocas se volvían más prominentes, como si estuviera dejando atrás una frontera natural y adentrándose en un territorio olvidado.</text:p>
      <text:p text:style-name="Text_20_body">No había caminado mucho cuando una densa niebla comenzó a surgir desde el valle que se extendía más adelante. Primero llegó en forma de un manto bajo, abrazando el suelo con delicadeza, pero pronto se espesó hasta reducir la visibilidad a unos pocos metros. Elara se adentró en ella con cautela, sintiendo el aire más húmedo y frío a su alrededor.</text:p>
      <text:p text:style-name="Text_20_body">El silencio se volvió más profundo. Solo el eco de sus propios pasos sobre la piedra rompía la quietud. Poco después, el paisaje cambió. La formación montañosa dio paso a una llanura extensa, un valle oculto tras el velo de la niebla. La luz del sol apenas lograba filtrarse, creando un resplandor difuso que daba al lugar una atmósfera irreal, como si hubiese cruzado un umbral entre dos mundos.</text:p>
      <text:p text:style-name="Text_20_body">A su lado, junto al sendero, comenzaron a aparecer grandes bloques de piedra, esparcidos en desorden, como si hubieran sido arrancados de alguna estructura mayor. Estaban cubiertos de musgo y polvo, pero algunos conservaban inscripciones talladas con precisión. Elara se acercó a una de las piedras y pasó la mano sobre su superficie fría y rugosa, retirando parte de la suciedad que ocultaba los símbolos grabados.</text:p>
      <text:p text:style-name="Text_20_body">Uno de ellos le resultó familiar: el árbol y la serpiente entrelazados, un antiguo emblema que representaba la vida y que con frecuencia se asociaba a Phluvius, el Espíritu de la Lluvia. Más adelante, encontró otro símbolo: un pergamino desplegado junto a la silueta de un búho. Elara recordó haber visto este emblema en textos sobre civilizaciones antiguas. Era el símbolo del conocimiento y la sabiduría, utilizado para representar a la enigmática civilización de Arkanithia.</text:p>
      <text:p text:style-name="Text_20_body">Su corazón latió más rápido. Si esos símbolos estaban aquí, significaba que estas ruinas guardaban secretos de un pasado remoto.</text:p>
      <text:p text:style-name="Text_20_body">A medida que avanzaba, las piedras dispersas dieron paso a estructuras mayores. Entre la niebla, comenzaron a perfilarse las siluetas de construcciones colosales, algunas reducidas a escombros y otras aún erguidas, aunque desgastadas por el tiempo. Columnas fragmentadas se alzaban como guardianes <text:soft-page-break/>de una era olvidada, y muros de piedra decorados con intrincadas inscripciones emergían de entre la bruma.</text:p>
      <text:p text:style-name="Text_20_body">Elara se apresuró. El misterio de aquel lugar la llamaba con fuerza. Las ruinas parecían contar una historia oculta, una que ella estaba a punto de descubrir.</text:p>
      <text:p text:style-name="Text_20_body">Mientras recorría el camino entre las estructuras derruidas, encontró más inscripciones, algunas talladas en los muros y otras escritas con un material desconocido que aún brillaba débilmente, como si una energía antigua latiera en su interior. Intentó descifrar algunas frases y, aunque muchas estaban desvanecidas, pudo leer palabras que hablaban de sabios, de una biblioteca infinita y de un conocimiento almacenado en el corazón de la ciudad.</text:p>
      <text:p text:style-name="Text_20_body">Un estremecimiento recorrió su espalda. ¿Qué ciudad era esta? ¿Cuánto tiempo llevaba oculta en la niebla? Y lo más importante, ¿qué secretos aguardaban en sus profundidades?</text:p>
      <text:p text:style-name="Text_20_body">Sin dudarlo, Elara siguió avanzando, lista para adentrarse aún más en las ruinas de la memori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9T15:04:48.974000000</meta:creation-date>
    <dc:date>2025-02-09T15:10:07.653000000</dc:date>
    <meta:editing-duration>PT5M18S</meta:editing-duration>
    <meta:editing-cycles>1</meta:editing-cycles>
    <meta:document-statistic meta:table-count="0" meta:image-count="0" meta:object-count="0" meta:page-count="2" meta:paragraph-count="14" meta:word-count="711" meta:character-count="4417" meta:non-whitespace-character-count="3720"/>
    <meta:generator>LibreOffice/7.3.5.2$Windows_X86_64 LibreOffice_project/184fe81b8c8c30d8b5082578aee2fed2ea847c01</meta:generator>
  </office:meta>
</office:document-meta>
</file>